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3.3cm" svg:height="1.8cm" svg:x="-6.7cm" svg:y="22.2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3.3cm" svg:height="1.8cm" svg:x="-10.2cm" svg:y="10.1cm">
          <text:p text:style-name="P1">HU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1.8cm" svg:x="25.3cm" svg:y="5.5cm">
          <text:p text:style-name="P1">SteadyCamer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8cm" svg:x="30.8cm" svg:y="5.5cm">
          <text:p text:style-name="P1">ManualCamera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3cm" svg:height="1.8cm" svg:x="-3.2cm" svg:y="5.9cm">
          <text:p text:style-name="P1">World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3cm" svg:height="1.8cm" svg:x="5.3cm" svg:y="6.1cm">
          <text:p text:style-name="P1">Island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3cm" svg:height="1.8cm" svg:x="0cm" svg:y="16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3cm" svg:height="1.8cm" svg:x="6.7cm" svg:y="16.3cm">
          <text:p text:style-name="P1">Shee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1.8cm" svg:x="24.3cm" svg:y="17.8cm">
          <text:p text:style-name="P1">Content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8cm" svg:x="30.9cm" svg:y="17.9cm">
          <text:p text:style-name="P1">LevelLo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1.8cm" svg:x="34.1cm" svg:y="14.1cm">
          <text:p text:style-name="P1">LevelLoaderXM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8cm" svg:x="30.9cm" svg:y="17.9cm">
          <text:p text:style-name="P1">LevelLoa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3cm" svg:height="1.8cm" svg:x="1.1cm" svg:y="10.4cm">
          <text:p text:style-name="P1">Charac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8cm" svg:height="1.8cm" svg:x="6.6cm" svg:y="10.4cm">
          <text:p text:style-name="P1">ActorSt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3cm" svg:height="1.8cm" svg:x="12.7cm" svg:y="10.2cm">
          <text:p text:style-name="P1">AnimatedSpri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8.35cm" svg:y1="16.3cm" svg:x2="2.75cm" svg:y2="12.2cm" draw:start-shape="id1" draw:start-glue-point="0" draw:end-shape="id2" draw:end-glue-point="2" svg:d="m8350 16300v-501l-5600-3098v-501">
          <text:p/>
        </draw:connector>
        <draw:connector draw:style-name="gr2" draw:text-style-name="P1" draw:layer="layout" draw:type="lines" svg:x1="8.35cm" svg:y1="16.3cm" svg:x2="8.5cm" svg:y2="12.2cm" draw:start-shape="id1" draw:start-glue-point="0" draw:end-shape="id3" draw:end-glue-point="2" svg:d="m8350 16300v-501l150-3098v-501">
          <text:p/>
        </draw:connector>
        <draw:connector draw:style-name="gr2" draw:text-style-name="P1" draw:layer="layout" draw:type="lines" svg:x1="8.35cm" svg:y1="16.3cm" svg:x2="15.35cm" svg:y2="12cm" draw:start-shape="id1" draw:start-glue-point="0" draw:end-shape="id4" draw:end-glue-point="2" svg:d="m8350 16300v-501l7000-3298v-501">
          <text:p/>
        </draw:connector>
        <draw:custom-shape draw:style-name="gr1" draw:text-style-name="P1" xml:id="id5" draw:id="id5" draw:layer="layout" svg:width="3.3cm" svg:height="1.8cm" svg:x="-9.3cm" svg:y="6.2cm">
          <text:p text:style-name="P1">I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8.35cm" svg:y1="16.3cm" svg:x2="-7.65cm" svg:y2="8cm" draw:start-shape="id1" draw:start-glue-point="0" draw:end-shape="id5" draw:end-glue-point="2" svg:d="m8350 16300v-501l-16000-7298v-501">
          <text:p/>
        </draw:connector>
        <draw:connector draw:style-name="gr4" draw:text-style-name="P1" draw:layer="layout" draw:type="lines" svg:x1="1.65cm" svg:y1="16cm" svg:x2="2.75cm" svg:y2="12.2cm" draw:start-shape="id6" draw:start-glue-point="0" draw:end-shape="id2" svg:d="m1650 16000v-501l1100-2798v-501">
          <text:p/>
        </draw:connector>
        <draw:connector draw:style-name="gr3" draw:text-style-name="P1" draw:layer="layout" draw:type="lines" svg:x1="1.65cm" svg:y1="16cm" svg:x2="-7.65cm" svg:y2="8cm" draw:start-shape="id6" draw:start-glue-point="0" draw:end-shape="id5" draw:end-glue-point="2" svg:d="m1650 16000v-501l-9300-6998v-501">
          <text:p/>
        </draw:connector>
        <draw:custom-shape draw:style-name="gr1" draw:text-style-name="P1" xml:id="id7" draw:id="id7" draw:layer="layout" svg:width="3.3cm" svg:height="1.8cm" svg:x="12.8cm" svg:y="16.3cm">
          <text:p text:style-name="P1">Dog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4.45cm" svg:y1="16.3cm" svg:x2="2.75cm" svg:y2="12.2cm" draw:start-shape="id7" draw:start-glue-point="0" draw:end-shape="id2" draw:end-glue-point="2" svg:d="m14450 16300v-501l-11700-3098v-501">
          <text:p/>
        </draw:connector>
        <draw:connector draw:style-name="gr4" draw:text-style-name="P1" draw:layer="layout" draw:type="lines" svg:x1="14.45cm" svg:y1="16.3cm" svg:x2="8.5cm" svg:y2="12.2cm" draw:start-shape="id7" draw:start-glue-point="0" draw:end-shape="id3" draw:end-glue-point="2" svg:d="m14450 16300v-501l-5950-3098v-501">
          <text:p/>
        </draw:connector>
        <draw:connector draw:style-name="gr4" draw:text-style-name="P1" draw:layer="layout" draw:type="lines" svg:x1="14.45cm" svg:y1="16.3cm" svg:x2="15.35cm" svg:y2="12cm" draw:start-shape="id7" draw:start-glue-point="0" draw:end-shape="id4" draw:end-glue-point="2" svg:d="m14450 16300v-501l900-3298v-501">
          <text:p/>
        </draw:connector>
        <draw:connector draw:style-name="gr4" draw:text-style-name="P1" draw:layer="layout" draw:type="lines" svg:x1="2.75cm" svg:y1="10.4cm" svg:x2="-1.55cm" svg:y2="7.7cm" draw:start-shape="id2" draw:start-glue-point="0" draw:end-shape="id8" draw:end-glue-point="2" svg:d="m2750 10400v-501l-4300-1698v-501">
          <text:p/>
        </draw:connector>
        <draw:connector draw:style-name="gr4" draw:text-style-name="P1" draw:layer="layout" draw:type="lines" svg:x1="2.75cm" svg:y1="10.4cm" svg:x2="6.95cm" svg:y2="7.9cm" draw:start-shape="id2" draw:start-glue-point="0" draw:end-shape="id9" draw:end-glue-point="2" svg:d="m2750 10400v-501l4200-1498v-501">
          <text:p/>
        </draw:connector>
        <draw:connector draw:style-name="gr3" draw:text-style-name="P1" draw:layer="layout" draw:type="lines" svg:x1="2.75cm" svg:y1="10.4cm" svg:x2="-7.65cm" svg:y2="8cm" draw:start-shape="id2" draw:start-glue-point="0" draw:end-shape="id5" draw:end-glue-point="2" svg:d="m2750 10400v-501l-10400-1398v-501">
          <text:p/>
        </draw:connector>
        <draw:custom-shape draw:style-name="gr1" draw:text-style-name="P1" xml:id="id10" draw:id="id10" draw:layer="layout" svg:width="4cm" svg:height="1.8cm" svg:x="-3.6cm" svg:y="1.3cm">
          <text:p text:style-name="P1">GameObject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.3cm" svg:height="1.8cm" svg:x="4.7cm" svg:y="1.5cm">
          <text:p text:style-name="P1">Camer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-1.55cm" svg:y1="5.9cm" svg:x2="-1.6cm" svg:y2="3.1cm" draw:start-shape="id8" draw:start-glue-point="0" draw:end-shape="id10" svg:d="m-1550 5900v-501l-50-1798v-501">
          <text:p/>
        </draw:connector>
        <draw:connector draw:style-name="gr4" draw:text-style-name="P1" draw:layer="layout" draw:type="lines" svg:x1="-1.55cm" svg:y1="5.9cm" svg:x2="6.35cm" svg:y2="3.3cm" draw:start-shape="id8" draw:start-glue-point="0" draw:end-shape="id11" draw:end-glue-point="2" svg:d="m-1550 5900v-501l7900-1598v-501">
          <text:p/>
        </draw:connector>
        <draw:connector draw:style-name="gr3" draw:text-style-name="P1" draw:layer="layout" draw:type="lines" svg:x1="-1.55cm" svg:y1="7.7cm" svg:x2="0cm" svg:y2="16.9cm" draw:start-shape="id8" draw:start-glue-point="2" draw:end-shape="id6" svg:d="m-1550 7700v501l1049 8699h501">
          <text:p/>
        </draw:connector>
        <draw:connector draw:style-name="gr4" draw:text-style-name="P1" draw:layer="layout" draw:type="lines" svg:x1="-8.55cm" svg:y1="10.1cm" svg:x2="-1.55cm" svg:y2="7.7cm" draw:start-shape="id12" draw:start-glue-point="0" draw:end-shape="id8" draw:end-glue-point="2" svg:d="m-8550 10100v-501l7000-1398v-501">
          <text:p/>
        </draw:connector>
        <draw:connector draw:style-name="gr4" draw:text-style-name="P1" draw:layer="layout" draw:type="lines" svg:x1="-1.55cm" svg:y1="7.7cm" svg:x2="-6.9cm" svg:y2="11cm" draw:start-shape="id8" draw:start-glue-point="2" draw:end-shape="id12" draw:end-glue-point="1" svg:d="m-1550 7700v501l-4849 2799h-501">
          <text:p/>
        </draw:connector>
        <draw:custom-shape draw:style-name="gr1" draw:text-style-name="P1" xml:id="id13" draw:id="id13" draw:layer="layout" svg:width="4.8cm" svg:height="1.8cm" svg:x="19.2cm" svg:y="10cm">
          <text:p text:style-name="P1">LevelBuild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4.45cm" svg:y1="16.3cm" svg:x2="21.6cm" svg:y2="11.8cm" draw:start-shape="id7" draw:start-glue-point="0" draw:end-shape="id13" draw:end-glue-point="2" svg:d="m14450 16300v-501l7150-3498v-501">
          <text:p/>
        </draw:connector>
        <draw:connector draw:style-name="gr3" draw:text-style-name="P1" draw:layer="layout" draw:type="lines" svg:x1="0.1cm" svg:y1="6.8cm" svg:x2="5.3cm" svg:y2="7cm" draw:start-shape="id8" draw:start-glue-point="1" draw:end-shape="id9" svg:d="m100 6800h501l4198 200h501">
          <text:p/>
        </draw:connector>
        <draw:frame draw:style-name="gr5" draw:layer="layout" svg:width="2.898cm" svg:height="0.963cm" svg:x="-14.2cm" svg:y="0.6cm">
          <draw:text-box>
            <text:p>Include: </text:p>
          </draw:text-box>
        </draw:frame>
        <draw:frame draw:style-name="gr5" draw:layer="layout" svg:width="3.385cm" svg:height="0.963cm" svg:x="-14.2cm" svg:y="1.9cm">
          <draw:text-box>
            <text:p>Prototype:</text:p>
          </draw:text-box>
        </draw:frame>
        <draw:connector draw:style-name="gr4" draw:text-style-name="P1" draw:layer="layout" draw:type="lines" svg:x1="-11.5cm" svg:y1="1.1cm" svg:x2="-9.864cm" svg:y2="1.111cm" svg:d="m-11500 1100v0l1636 11v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07T14:50:59.73</meta:creation-date>
    <dc:date>2012-02-06T08:19:03.76</dc:date>
    <meta:editing-duration>PT1H47M13S</meta:editing-duration>
    <meta:editing-cycles>11</meta:editing-cycles>
    <meta:generator>LibreOffice/3.4$Win32 LibreOffice_project/340m1$Build-402</meta:generator>
    <meta:document-statistic meta:object-count="42"/>
  </office:meta>
</office:document-meta>
</file>